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">[#list docs as doc]</text:text-input></text:p>
      <text:p text:style-name="Standard"><text:s/></text:p>
      <text:p text:style-name="Standard"><text:text-input text:description="">${doc.doc['dc:title']}</text:text-input></text:p>
      <text:p text:style-name="Standard"/>
      <text:p text:style-name="Standard"><text:text-input text:description="">${doc.doc.title}</text:text-input></text:p>
      <text:p text:style-name="Standard"/>
      <text:p text:style-name="Standard"><text:text-input text:description="">${doc.doc.dublincore.title}</text:text-input></text:p>
      <text:p text:style-name="Standard"/>
      <text:p text:style-name="Standard">Author : <text:text-input text:description="">${doc.doc['dc:creator']}</text:text-input></text:p>
      <text:p text:style-name="Standard"/>
      <text:p text:style-name="Standard">Contributors : </text:p>
      <text:p text:style-name="Standard"><text:text-input text:description="">[#list doc.doc['dc:contributors'] as contributor]</text:text-input></text:p>
      <text:p text:style-name="Standard"><text:s/>${contributor}</text:p>
      <text:p text:style-name="Standard"><text:text-input text:description="">[/#list]</text:text-input></text:p>
      <text:p text:style-name="Standard"/>
      <text:p text:style-name="Standard">Creation Date : <text:text-input text:description="">${doc.doc['dc:created']}</text:text-input></text:p>
      <text:p text:style-name="Standard"/>
      <text:p text:style-name="Standard">Subjects :</text:p>
      <text:p text:style-name="Standard"><text:text-input text:description="">[#list doc.doc['dc:subjects'] as subject]</text:text-input></text:p>
      <text:p text:style-name="Standard"/>
      <text:p text:style-name="Standard">${subject}</text:p>
      <text:p text:style-name="Standard"/>
      <text:p text:style-name="Standard"><text:text-input text:description="">[/#list]</text:text-inpu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ext-input text:description="">[/#lis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ry </meta:initial-creator>
    <meta:creation-date>2011-12-19T14:30:10</meta:creation-date>
    <dc:date>2019-10-01T11:39:04</dc:date>
    <dc:creator>Michael Gena</dc:creator>
    <meta:editing-duration>PT34M1S</meta:editing-duration>
    <meta:editing-cycles>15</meta:editing-cycles>
    <meta:generator>OpenOffice/4.1.2$Unix OpenOffice.org_project/412m3$Build-9782</meta:generator>
    <meta:document-statistic meta:table-count="0" meta:image-count="0" meta:object-count="0" meta:page-count="2" meta:paragraph-count="16" meta:word-count="53" meta:character-count="344"/>
  </office:meta>
</office:document-meta>
</file>